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0c" officeooo:paragraph-rsid="0008300c"/>
    </style:style>
    <style:style style:name="T1" style:family="text">
      <style:text-properties officeooo:rsid="0006ca5a"/>
    </style:style>
    <style:style style:name="T2" style:family="text">
      <style:text-properties officeooo:rsid="00081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2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6:35.993000000</meta:creation-date>
    <dc:date>2023-09-09T15:56:35.913000000</dc:date>
    <meta:editing-duration>PT2H38M31S</meta:editing-duration>
    <meta:editing-cycles>7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